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20pt" fo:font-weight="bold" officeooo:rsid="000e24b4" officeooo:paragraph-rsid="000e24b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20pt" fo:font-weight="bold" officeooo:rsid="000e24b4" officeooo:paragraph-rsid="000e24b4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ens vers la VM contenant le projet</text:span> : </text:p>
      <text:p text:style-name="P2"/>
      <text:p text:style-name="P2">https://drive.google.com/drive/folders/1EIzWyX0RXYVfQeS0Mt1xmaZPh9hKyLZo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1:12:33.431319865</meta:creation-date>
    <dc:date>2025-05-20T11:14:41.582599062</dc:date>
    <meta:editing-duration>PT2M8S</meta:editing-duration>
    <meta:editing-cycles>1</meta:editing-cycles>
    <meta:document-statistic meta:table-count="0" meta:image-count="0" meta:object-count="0" meta:page-count="1" meta:paragraph-count="2" meta:word-count="9" meta:character-count="123" meta:non-whitespace-character-count="115"/>
    <meta:generator>LibreOffice/7.3.7.2$Linux_X86_64 LibreOffice_project/30$Build-2</meta:generator>
  </office:meta>
</office:document-meta>
</file>